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StarSymbol1" svg:font-family="StarSymbol" style:font-adornments="Regular" style:font-charset="x-symbol"/>
    <style:font-face style:name="Arial2" svg:font-family="Arial" style:font-pitch="variable" style:font-charset="x-symbol"/>
    <style:font-face style:name="DejaVu Sans3" svg:font-family="'DejaVu Sans'" style:font-pitch="variable" style:font-charset="x-symbol"/>
    <style:font-face style:name="OpenSymbol" svg:font-family="OpenSymbol" style:font-pitch="variable" style:font-charset="x-symbol"/>
    <style:font-face style:name="StarSymbol2" svg:font-family="StarSymbol" style:font-pitch="variable" style:font-charset="x-symbol"/>
    <style:font-face style:name="Arial6" svg:font-family="Arial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DejaVu Sans2" svg:font-family="'DejaVu Sans'" style:font-family-generic="system" style:font-pitch="variable" style:font-charset="x-symbol"/>
    <style:font-face style:name="Arial3" svg:font-family="Arial" style:font-family-generic="swiss"/>
    <style:font-face style:name="Arial5" svg:font-family="Arial" style:font-adornments="Normal" style:font-family-generic="swiss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DejaVu Sans Mono1" svg:font-family="'DejaVu Sans Mono'" style:font-family-generic="modern" style:font-pitch="variable"/>
    <style:font-face style:name="Arial4" svg:font-family="Arial" style:font-family-generic="roman" style:font-pitch="variable"/>
    <style:font-face style:name="DejaVu Sans5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DejaVu Sans4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solid" svg:stroke-width="0.088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14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3.57cm" fo:min-width="1.983cm" fo:padding-top="0.1cm" fo:padding-bottom="0.1cm" fo:padding-left="0.1cm" fo:padding-right="0.1cm" fo:wrap-option="wrap"/>
      <style:paragraph-properties style:writing-mode="lr-tb"/>
    </style:style>
    <style:style style:name="gr15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wrap"/>
      <style:paragraph-properties style:writing-mode="lr-tb"/>
    </style:style>
    <style:style style:name="gr16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2.202cm" fo:min-width="0.533cm" fo:padding-top="0.13cm" fo:padding-bottom="0.13cm" fo:padding-left="0.25cm" fo:padding-right="0.25cm" fo:wrap-option="wrap"/>
    </style:style>
    <style:style style:name="gr17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0cm" fo:min-width="0cm" fo:padding-top="0.13cm" fo:padding-bottom="0.13cm" fo:padding-left="0.25cm" fo:padding-right="0.25cm" fo:wrap-option="wrap"/>
    </style:style>
    <style:style style:name="gr18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3.491cm" fo:min-width="2.622cm" fo:padding-top="0.1cm" fo:padding-bottom="0.1cm" fo:padding-left="0.1cm" fo:padding-right="0.1cm" fo:wrap-option="wrap"/>
      <style:paragraph-properties style:writing-mode="lr-tb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20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0.931cm" fo:min-width="0cm" fo:padding-top="0.13cm" fo:padding-bottom="0.13cm" fo:padding-left="0.25cm" fo:padding-right="0.25cm" fo:wrap-option="wrap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2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26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0.938cm" fo:min-width="2.87cm" fo:padding-top="0.6cm" fo:padding-bottom="0.13cm" fo:padding-left="0.1cm" fo:padding-right="0.1cm" fo:wrap-option="wrap"/>
      <style:paragraph-properties style:writing-mode="lr-tb"/>
    </style:style>
    <style:style style:name="gr2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  <style:paragraph-properties style:writing-mode="lr-tb"/>
    </style:style>
    <style:style style:name="P1" style:family="paragraph">
      <loext:graphic-properties draw:fill="none" draw:fill-color="#ffffff"/>
      <style:paragraph-properties fo:text-align="center" style:writing-mode="lr-tb"/>
      <style:text-properties fo:language="en" fo:country="US"/>
    </style:style>
    <style:style style:name="P2" style:family="paragraph">
      <style:paragraph-properties fo:margin-left="0cm" fo:margin-right="0cm" fo:line-height="100%" fo:text-indent="0cm" style:punctuation-wrap="hanging" style:line-break="strict" style:writing-mode="lr-tb"/>
      <style:text-properties style:font-name="Arial" fo:font-size="18pt" fo:language="en" fo:country="US"/>
    </style:style>
    <style:style style:name="P3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style:font-name="Arial" fo:font-size="18pt" fo:language="en" fo:country="US"/>
    </style:style>
    <style:style style:name="P4" style:family="paragraph">
      <style:paragraph-properties fo:margin-left="0cm" fo:margin-right="0cm" fo:line-height="100%" fo:text-indent="0cm" style:punctuation-wrap="hanging" style:line-break="strict" style:writing-mode="lr-tb"/>
      <style:text-properties fo:font-size="14pt" fo:language="en" fo:country="US" style:font-size-asian="14pt" style:font-size-complex="14pt"/>
    </style:style>
    <style:style style:name="P5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4pt" fo:language="en" fo:country="US" style:font-size-asian="14pt" style:font-size-complex="14pt"/>
    </style:style>
    <style:style style:name="P6" style:family="paragraph">
      <style:paragraph-properties fo:margin-left="0cm" fo:margin-right="0cm" fo:line-height="100%" fo:text-indent="0cm" style:punctuation-wrap="hanging" style:line-break="strict" style:writing-mode="lr-tb"/>
      <style:text-properties style:font-name="Arial" fo:font-size="14pt" fo:language="en" fo:country="US" style:font-size-asian="14pt" style:font-size-complex="14pt"/>
    </style:style>
    <style:style style:name="P7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style:font-name="Arial" fo:font-size="14pt" fo:language="en" fo:country="US" style:font-size-asian="14pt" style:font-size-complex="14pt"/>
    </style:style>
    <style:style style:name="P8" style:family="paragraph">
      <style:paragraph-properties fo:margin-left="0cm" fo:margin-right="0cm" fo:text-indent="0cm" style:punctuation-wrap="hanging" style:line-break="strict" style:writing-mode="lr-tb"/>
      <style:text-properties fo:language="en" fo:country="US"/>
    </style:style>
    <style:style style:name="P9" style:family="paragraph">
      <loext:graphic-properties draw:fill="solid" draw:fill-color="#daedef"/>
      <style:paragraph-properties fo:margin-left="0cm" fo:margin-right="0cm" fo:text-indent="0cm" style:punctuation-wrap="hanging" style:line-break="strict" style:writing-mode="lr-tb" style:font-independent-line-spacing="true"/>
      <style:text-properties fo:language="en" fo:country="US"/>
    </style:style>
    <style:style style:name="P10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language="en" fo:country="US"/>
    </style:style>
    <style:style style:name="P11" style:family="paragraph">
      <loext:graphic-properties draw:fill="solid" draw:fill-color="#daedef"/>
      <style:paragraph-properties style:writing-mode="lr-tb" style:font-independent-line-spacing="true"/>
      <style:text-properties fo:language="en" fo:country="US"/>
    </style:style>
    <style:style style:name="P12" style:family="paragraph">
      <style:paragraph-properties fo:margin-left="0cm" fo:margin-right="0cm" fo:text-align="end" fo:text-indent="0cm" style:punctuation-wrap="hanging" style:line-break="strict" style:writing-mode="lr-tb"/>
      <style:text-properties fo:language="en" fo:country="US"/>
    </style:style>
    <style:style style:name="P13" style:family="paragraph">
      <style:paragraph-properties fo:margin-left="0cm" fo:margin-right="0cm" fo:text-align="start" fo:text-indent="0cm" style:punctuation-wrap="hanging" style:line-break="strict" style:writing-mode="lr-tb"/>
      <style:text-properties fo:language="en" fo:country="US"/>
    </style:style>
    <style:style style:name="P14" style:family="paragraph">
      <loext:graphic-properties draw:fill="none" draw:fill-color="#ffffff"/>
      <style:paragraph-properties fo:margin-left="0cm" fo:margin-right="0cm" fo:text-align="start" fo:text-indent="0cm" style:punctuation-wrap="hanging" style:line-break="strict" style:writing-mode="lr-tb" style:font-independent-line-spacing="true"/>
      <style:text-properties fo:language="en" fo:country="US"/>
    </style:style>
    <style:style style:name="P15" style:family="paragraph">
      <style:paragraph-properties fo:margin-left="0cm" fo:margin-right="0cm" fo:line-height="100%" fo:text-indent="0cm" style:punctuation-wrap="hanging" style:line-break="strict" style:writing-mode="lr-tb"/>
      <style:text-properties fo:font-size="18pt" fo:language="en" fo:country="US"/>
    </style:style>
    <style:style style:name="P16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 fo:language="en" fo:country="US"/>
    </style:style>
    <style:style style:name="P17" style:family="paragraph">
      <style:paragraph-properties fo:margin-left="0cm" fo:margin-right="0cm" fo:text-align="end" fo:text-indent="0cm" style:punctuation-wrap="hanging" style:line-break="strict" style:writing-mode="lr-tb"/>
      <style:text-properties fo:font-size="15pt" fo:language="en" fo:country="US" style:font-size-asian="15pt" style:font-size-complex="15pt"/>
    </style:style>
    <style:style style:name="P18" style:family="paragraph">
      <loext:graphic-properties draw:fill="solid" draw:fill-color="#daedef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5pt" fo:language="en" fo:country="US" style:font-size-asian="15pt" style:font-size-complex="15pt"/>
    </style:style>
    <style:style style:name="P19" style:family="paragraph">
      <loext:graphic-properties draw:fill-color="#ffffff"/>
      <style:paragraph-properties style:writing-mode="lr-tb"/>
      <style:text-properties fo:language="en" fo:country="US"/>
    </style:style>
    <style:style style:name="T1" style:family="text">
      <style:text-properties style:font-name="Arial" fo:font-size="14pt" fo:language="cs" fo:country="CZ" style:font-size-asian="14pt" style:font-size-complex="14pt"/>
    </style:style>
    <style:style style:name="T2" style:family="text">
      <style:text-properties style:font-name="Arial" fo:font-size="14pt" fo:language="en" fo:country="US" style:font-size-asian="14pt" style:font-size-complex="14pt"/>
    </style:style>
    <style:style style:name="T3" style:family="text">
      <style:text-properties style:font-name="Arial" fo:font-size="14pt" fo:language="en" fo:country="US" fo:font-weight="bold" style:font-size-asian="14pt" style:font-weight-asian="bold" style:font-size-complex="14pt" style:font-weight-complex="bold"/>
    </style:style>
    <style:style style:name="T4" style:family="text">
      <style:text-properties fo:font-size="14pt" fo:language="cs" fo:country="CZ" fo:font-weight="bold" style:font-size-asian="14pt" style:font-weight-asian="bold" style:font-size-complex="14pt" style:font-weight-complex="bold"/>
    </style:style>
    <style:style style:name="T5" style:family="text">
      <style:text-properties fo:font-size="14pt" fo:language="en" fo:country="US" style:font-size-asian="14pt" style:font-size-complex="14pt"/>
    </style:style>
    <style:style style:name="T6" style:family="text">
      <style:text-properties fo:font-size="16pt" fo:language="cs" fo:country="CZ" fo:font-weight="bold" style:font-size-asian="16pt" style:font-weight-asian="bold" style:font-size-complex="16pt" style:font-weight-complex="bold"/>
    </style:style>
    <style:style style:name="T7" style:family="text">
      <style:text-properties fo:font-size="14pt" fo:language="cs" fo:country="CZ" style:font-size-asian="14pt" style:font-size-complex="14pt"/>
    </style:style>
    <style:style style:name="T8" style:family="text">
      <style:text-properties style:font-name="Arial Narrow" fo:font-size="14pt" fo:language="en" fo:country="US" style:font-size-asian="14pt" style:font-size-complex="14pt"/>
    </style:style>
    <style:style style:name="T9" style:family="text">
      <style:text-properties style:font-name="Arial Narrow" fo:font-size="16pt" fo:language="cs" fo:country="CZ" style:font-size-asian="16pt" style:font-size-complex="16pt"/>
    </style:style>
    <style:style style:name="T10" style:family="text">
      <style:text-properties fo:font-size="18pt" fo:language="cs" fo:country="CZ" fo:font-weight="bold" style:font-size-asian="18pt" style:font-weight-asian="bold" style:font-size-complex="18pt" style:font-weight-complex="bold"/>
    </style:style>
    <style:style style:name="T11" style:family="text">
      <style:text-properties fo:font-size="15pt" fo:language="cs" fo:country="CZ" style:font-size-asian="15pt" style:font-size-complex="15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35APO   Computer Architectures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line draw:name="Rovná spojnica 99" draw:style-name="gr1" draw:text-style-name="P1" draw:layer="layout" svg:x1="7.62cm" svg:y1="10.095cm" svg:x2="9.111cm" svg:y2="10.095cm">
          <text:p/>
        </draw:line>
        <draw:line draw:name="Rovná spojnica 195" draw:style-name="gr2" draw:text-style-name="P1" draw:layer="layout" svg:x1="6.802cm" svg:y1="16.741cm" svg:x2="6.807cm" svg:y2="10.938cm">
          <text:p/>
        </draw:line>
        <draw:line draw:name="Rovná spojnica 197" draw:style-name="gr2" draw:text-style-name="P1" draw:layer="layout" svg:x1="6.804cm" svg:y1="10.939cm" svg:x2="9.111cm" svg:y2="10.943cm">
          <text:p/>
        </draw:line>
        <draw:line draw:name="Rovná spojnica 144" draw:style-name="gr1" draw:text-style-name="P1" draw:layer="layout" svg:x1="16.095cm" svg:y1="7.248cm" svg:x2="16.091cm" svg:y2="8.041cm">
          <text:p/>
        </draw:line>
        <draw:line draw:name="Rovná spojnica 68" draw:style-name="gr2" draw:text-style-name="P1" draw:layer="layout" svg:x1="1.592cm" svg:y1="8.553cm" svg:x2="2.306cm" svg:y2="8.557cm">
          <text:p/>
        </draw:line>
        <draw:line draw:name="Rovná spojnica 70" draw:style-name="gr2" draw:text-style-name="P1" draw:layer="layout" svg:x1="2.703cm" svg:y1="8.557cm" svg:x2="5.68cm" svg:y2="8.562cm">
          <text:p/>
        </draw:line>
        <draw:line draw:name="Rovná spojnica 73" draw:style-name="gr2" draw:text-style-name="P1" draw:layer="layout" svg:x1="5.68cm" svg:y1="8.561cm" svg:x2="7.664cm" svg:y2="8.556cm">
          <text:p/>
        </draw:line>
        <draw:line draw:name="Rovná spojnica 85" draw:style-name="gr2" draw:text-style-name="P1" draw:layer="layout" svg:x1="7.668cm" svg:y1="8.359cm" svg:x2="7.663cm" svg:y2="13.915cm">
          <text:p/>
        </draw:line>
        <draw:line draw:name="Rovná spojnica 122" draw:style-name="gr2" draw:text-style-name="P1" draw:layer="layout" svg:x1="11.633cm" svg:y1="8.31cm" svg:x2="15.906cm" svg:y2="8.306cm">
          <text:p/>
        </draw:line>
        <draw:line draw:name="Rovná spojnica 124" draw:style-name="gr2" draw:text-style-name="P1" draw:layer="layout" svg:x1="13.851cm" svg:y1="9.761cm" svg:x2="15.906cm" svg:y2="9.766cm">
          <text:p/>
        </draw:line>
        <draw:line draw:name="Rovná spojnica 127" draw:style-name="gr2" draw:text-style-name="P1" draw:layer="layout" svg:x1="16.091cm" svg:y1="9.059cm" svg:x2="19.412cm" svg:y2="9.046cm">
          <text:p/>
        </draw:line>
        <draw:line draw:name="Rovná spojnica 142" draw:style-name="gr2" draw:text-style-name="P1" draw:layer="layout" svg:x1="20.21cm" svg:y1="9.06cm" svg:x2="24.531cm" svg:y2="9.064cm">
          <text:p/>
        </draw:line>
        <draw:line draw:name="Rovná spojnica 203" draw:style-name="gr2" draw:text-style-name="P1" draw:layer="layout" svg:x1="13.851cm" svg:y1="13.72cm" svg:x2="13.855cm" svg:y2="9.787cm">
          <text:p/>
        </draw:line>
        <draw:line draw:name="Rovná spojnica 211" draw:style-name="gr2" draw:text-style-name="P1" draw:layer="layout" svg:x1="13.855cm" svg:y1="13.721cm" svg:x2="11.633cm" svg:y2="13.717cm">
          <text:p/>
        </draw:line>
        <draw:line draw:name="Rovná spojnica 97" draw:style-name="gr1" draw:text-style-name="P1" draw:layer="layout" svg:x1="7.664cm" svg:y1="8.359cm" svg:x2="9.252cm" svg:y2="8.363cm">
          <text:p/>
        </draw:line>
        <draw:line draw:name="Rovná spojnica 102" draw:style-name="gr1" draw:text-style-name="P1" draw:layer="layout" svg:x1="7.664cm" svg:y1="13.915cm" svg:x2="8.678cm" svg:y2="13.905cm">
          <text:p/>
        </draw:line>
        <draw:line draw:name="Rovná spojnica 215" draw:style-name="gr1" draw:text-style-name="P1" draw:layer="layout" svg:x1="18.313cm" svg:y1="8.357cm" svg:x2="16.632cm" svg:y2="8.37cm">
          <text:p/>
        </draw:line>
        <draw:line draw:name="Rovná spojnica 221" draw:style-name="gr1" draw:text-style-name="P1" draw:layer="layout" svg:x1="2.518cm" svg:y1="7.961cm" svg:x2="2.522cm" svg:y2="7.644cm">
          <text:p/>
        </draw:line>
        <draw:line draw:name="Rovná spojnica 223" draw:style-name="gr1" draw:text-style-name="P1" draw:layer="layout" svg:x1="9.512cm" svg:y1="7.645cm" svg:x2="9.516cm" svg:y2="7.327cm">
          <text:p/>
        </draw:line>
        <draw:custom-shape draw:name="BlokTextu 234" draw:style-name="gr3" draw:text-style-name="P3" draw:layer="layout" svg:width="0.998cm" svg:height="0.793cm" svg:x="1.343cm" svg:y="7.847cm">
          <text:list text:style-name="L1">
            <text:list-header>
              <text:p text:style-name="P2"><text:span text:style-name="T1">PC</text:span><text:span text:style-name="T2">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35" draw:style-name="gr4" draw:text-style-name="P5" draw:layer="layout" svg:width="0.888cm" svg:height="0.793cm" svg:x="2.687cm" svg:y="7.803cm">
          <text:list text:style-name="L1">
            <text:list-header>
              <text:p text:style-name="P4"><text:span text:style-name="T1">P</text:span><text:span text:style-name="T1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36" draw:style-name="gr5" draw:text-style-name="P7" draw:layer="layout" svg:width="1.171cm" svg:height="0.793cm" svg:x="6.178cm" svg:y="7.764cm">
          <text:list text:style-name="L1">
            <text:list-header>
              <text:p text:style-name="P6"><text:span text:style-name="T2">Inst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37" draw:style-name="gr6" draw:text-style-name="P7" draw:layer="layout" svg:width="1.468cm" svg:height="0.793cm" svg:x="7.699cm" svg:y="7.645cm">
          <text:list text:style-name="L1">
            <text:list-header>
              <text:p text:style-name="P6"><text:span text:style-name="T3">19:1</text:span><text:span text:style-name="T3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42" draw:style-name="gr7" draw:text-style-name="P7" draw:layer="layout" svg:width="1.468cm" svg:height="0.793cm" svg:x="7.69cm" svg:y="12.802cm">
          <text:list text:style-name="L1">
            <text:list-header>
              <text:p text:style-name="P6"><text:span text:style-name="T3">31:2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43" draw:style-name="gr8" draw:text-style-name="P7" draw:layer="layout" svg:width="1.277cm" svg:height="0.793cm" svg:x="14.275cm" svg:y="7.486cm">
          <text:list text:style-name="L1">
            <text:list-header>
              <text:p text:style-name="P6"><text:span text:style-name="T2">Sr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44" draw:style-name="gr9" draw:text-style-name="P7" draw:layer="layout" svg:width="1.277cm" svg:height="0.793cm" svg:x="14.189cm" svg:y="9.034cm">
          <text:list text:style-name="L1">
            <text:list-header>
              <text:p text:style-name="P6"><text:span text:style-name="T2">Src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45" draw:style-name="gr10" draw:text-style-name="P7" draw:layer="layout" svg:width="1.218cm" svg:height="0.793cm" svg:x="17.125cm" svg:y="7.517cm">
          <text:list text:style-name="L1">
            <text:list-header>
              <text:p text:style-name="P6"><text:span text:style-name="T2">Z</text:span><text:span text:style-name="T2">e</text:span><text:span text:style-name="T2">r</text:span><text:span text:style-name="T2">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46" draw:style-name="gr11" draw:text-style-name="P3" draw:layer="layout" svg:width="1.718cm" svg:height="0.793cm" svg:x="17.099cm" svg:y="8.919cm">
          <text:list text:style-name="L1">
            <text:list-header>
              <text:p text:style-name="P2"><text:span text:style-name="T2">Alu</text:span><text:span text:style-name="T2">Ou</text:span><text:span text:style-name="T2">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49" draw:style-name="gr12" draw:text-style-name="P7" draw:layer="layout" svg:width="2.154cm" svg:height="0.793cm" svg:x="12.127cm" svg:y="13.545cm">
          <text:list text:style-name="L1">
            <text:list-header>
              <text:p text:style-name="P6"><text:span text:style-name="T2">S</text:span><text:span text:style-name="T2">i</text:span><text:span text:style-name="T2">g</text:span><text:span text:style-name="T2">n</text:span><text:span text:style-name="T2">I</text:span><text:span text:style-name="T2">m</text:span><text:span text:style-name="T2">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57" draw:style-name="gr13" draw:text-style-name="P3" draw:layer="layout" svg:width="2.429cm" svg:height="0.793cm" svg:x="21.564cm" svg:y="9.135cm">
          <text:list text:style-name="L1">
            <text:list-header>
              <text:p text:style-name="P2"><text:span text:style-name="T2">R</text:span><text:span text:style-name="T2">e</text:span><text:span text:style-name="T2">a</text:span><text:span text:style-name="T2">d</text:span><text:span text:style-name="T2">D</text:span><text:span text:style-name="T2">a</text:span><text:span text:style-name="T2">t</text:span><text:span text:style-name="T2">a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Rovná spojnica 259" draw:style-name="gr1" draw:text-style-name="P1" draw:layer="layout" svg:x1="19.643cm" svg:y1="7.564cm" svg:x2="19.648cm" svg:y2="7.247cm">
          <text:p/>
        </draw:line>
        <draw:g draw:name="Skupina 19">
          <draw:custom-shape draw:name="Obdĺžnik 6" draw:style-name="gr14" draw:text-style-name="P9" draw:layer="layout" svg:width="2.183cm" svg:height="3.77cm" svg:x="3.497cm" svg:y="7.565cm">
            <text:list text:style-name="L2">
              <text:list-header>
                <text:p text:style-name="P8"><text:span text:style-name="T4"/></text:p>
                <text:p text:style-name="P8"><text:span text:style-name="T5">Instr. </text:span><text:span text:style-name="T5">Mem</text:span><text:span text:style-name="T5">ory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BlokTextu 7" draw:style-name="gr15" draw:text-style-name="P10" draw:layer="layout" svg:width="2.183cm" svg:height="0.877cm" svg:x="3.497cm" svg:y="8.121cm">
            <text:p text:style-name="P8"><text:span text:style-name="T6">A <text:s text:c="2"/></text:span><text:span text:style-name="T6">RD</text:span></text:p>
            <draw:enhanced-geometry svg:viewBox="0 0 21600 21600" draw:type="mso-spt202" draw:enhanced-path="M 0 0 L 21600 0 21600 21600 0 21600 0 0 Z N"/>
          </draw:custom-shape>
        </draw:g>
        <draw:custom-shape draw:name="Voľná forma 14" draw:style-name="gr16" draw:text-style-name="P9" draw:layer="layout" svg:width="1.032cm" svg:height="2.461cm" svg:x="15.615cm" svg:y="7.79cm">
          <text:p/>
          <draw:enhanced-geometry svg:viewBox="0 0 371475 885825" draw:extrusion-allowed="true" draw:text-areas="0 0 371475 885825" draw:glue-points="0 0 371475 114300 361950 781050 9525 885825 0 504825 171450 457200 9525 390525 0 0 171450 457200" draw:type="mso-spt100" draw:enhanced-path="M 0 0 L 371475 114300 361950 781050 9525 885825 0 504825 171450 457200 9525 390525 0 0 Z N"/>
        </draw:custom-shape>
        <draw:g draw:name="Skupina 24">
          <draw:custom-shape draw:name="Obdĺžnik 15" draw:style-name="gr14" draw:text-style-name="P9" draw:layer="layout" svg:width="2.183cm" svg:height="3.77cm" svg:x="18.975cm" svg:y="7.565cm">
            <text:list text:style-name="L2">
              <text:list-header>
                <text:p text:style-name="P8"><text:span text:style-name="T4"/></text:p>
                <text:p text:style-name="P8"><text:span text:style-name="T7">Data </text:span><text:span text:style-name="T7">Memory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BlokTextu 16" draw:style-name="gr15" draw:text-style-name="P10" draw:layer="layout" svg:width="2.434cm" svg:height="0.877cm" svg:x="18.896cm" svg:y="8.518cm">
            <text:p text:style-name="P8"><text:span text:style-name="T6">A <text:s text:c="4"/>RD</text:span></text:p>
            <draw:enhanced-geometry svg:viewBox="0 0 21600 21600" draw:type="mso-spt202" draw:enhanced-path="M 0 0 L 21600 0 21600 21600 0 21600 0 0 Z N"/>
          </draw:custom-shape>
          <draw:custom-shape draw:name="BlokTextu 17" draw:style-name="gr15" draw:text-style-name="P10" draw:layer="layout" svg:width="1.389cm" svg:height="0.877cm" svg:x="18.975cm" svg:y="10.343cm">
            <text:p text:style-name="P8"><text:span text:style-name="T6">WD</text:span></text:p>
            <draw:enhanced-geometry svg:viewBox="0 0 21600 21600" draw:type="mso-spt202" draw:enhanced-path="M 0 0 L 21600 0 21600 21600 0 21600 0 0 Z N"/>
          </draw:custom-shape>
          <draw:custom-shape draw:name="BlokTextu 18" draw:style-name="gr15" draw:text-style-name="P10" draw:layer="layout" svg:width="1.389cm" svg:height="0.877cm" svg:x="19.835cm" svg:y="7.565cm">
            <text:p text:style-name="P8"><text:span text:style-name="T6">WE</text:span></text:p>
            <draw:enhanced-geometry svg:viewBox="0 0 21600 21600" draw:type="mso-spt202" draw:enhanced-path="M 0 0 L 21600 0 21600 21600 0 21600 0 0 Z N"/>
          </draw:custom-shape>
          <draw:custom-shape draw:name="Rovnoramenný trojuholník 21" draw:style-name="gr17" draw:text-style-name="P11" draw:layer="layout" svg:width="0.397cm" svg:height="0.396cm" svg:x="19.412cm" svg:y="7.565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 draw:name="Skupina 23">
          <draw:custom-shape draw:name="Obdĺžnik 9" draw:style-name="gr18" draw:text-style-name="P9" draw:layer="layout" svg:width="2.822cm" svg:height="3.691cm" svg:x="9.111cm" svg:y="7.644cm">
            <text:list text:style-name="L2">
              <text:list-header>
                <text:p text:style-name="P8"><text:span text:style-name="T4"/></text:p>
                <text:p text:style-name="P8"><text:span text:style-name="T4"/></text:p>
                <text:p text:style-name="P12"><text:span text:style-name="T4"/></text:p>
                <text:p text:style-name="P12"><text:span text:style-name="T4"/></text:p>
                <text:p text:style-name="P12"><text:span text:style-name="T7">R</text:span><text:span text:style-name="T7">e</text:span><text:span text:style-name="T7">g</text:span><text:span text:style-name="T7">.</text:span></text:p>
                <text:p text:style-name="P12"><text:span text:style-name="T7"><text:s text:c="2"/></text:span><text:span text:style-name="T7">F</text:span><text:span text:style-name="T7">il</text:span><text:span text:style-name="T7">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BlokTextu 10" draw:style-name="gr15" draw:text-style-name="P10" draw:layer="layout" svg:width="2.822cm" svg:height="0.877cm" svg:x="9.111cm" svg:y="7.87cm">
            <text:p text:style-name="P8"><text:span text:style-name="T6">A1 </text:span><text:span text:style-name="T6"><text:s text:c="3"/></text:span><text:span text:style-name="T6">RD</text:span><text:span text:style-name="T6">1</text:span></text:p>
            <draw:enhanced-geometry svg:viewBox="0 0 21600 21600" draw:type="mso-spt202" draw:enhanced-path="M 0 0 L 21600 0 21600 21600 0 21600 0 0 Z N"/>
          </draw:custom-shape>
          <draw:custom-shape draw:name="BlokTextu 11" draw:style-name="gr15" draw:text-style-name="P10" draw:layer="layout" svg:width="2.822cm" svg:height="0.877cm" svg:x="9.111cm" svg:y="8.901cm">
            <text:p text:style-name="P8"><text:span text:style-name="T6">A2 <text:s text:c="3"/>RD2</text:span></text:p>
            <draw:enhanced-geometry svg:viewBox="0 0 21600 21600" draw:type="mso-spt202" draw:enhanced-path="M 0 0 L 21600 0 21600 21600 0 21600 0 0 Z N"/>
          </draw:custom-shape>
          <draw:custom-shape draw:name="BlokTextu 12" draw:style-name="gr15" draw:text-style-name="P14" draw:layer="layout" svg:width="1.587cm" svg:height="1.553cm" svg:x="9.111cm" svg:y="9.669cm">
            <text:p text:style-name="P13"><text:span text:style-name="T6">A3</text:span></text:p>
            <text:p text:style-name="P13"><text:span text:style-name="T6">WD3</text:span></text:p>
            <draw:enhanced-geometry svg:viewBox="0 0 21600 21600" draw:type="mso-spt202" draw:enhanced-path="M 0 0 L 21600 0 21600 21600 0 21600 0 0 Z N"/>
          </draw:custom-shape>
          <draw:custom-shape draw:name="BlokTextu 13" draw:style-name="gr15" draw:text-style-name="P14" draw:layer="layout" svg:width="1.587cm" svg:height="0.877cm" svg:x="9.852cm" svg:y="7.42cm">
            <text:p text:style-name="P13"><text:span text:style-name="T6">WE3</text:span></text:p>
            <draw:enhanced-geometry svg:viewBox="0 0 21600 21600" draw:type="mso-spt202" draw:enhanced-path="M 0 0 L 21600 0 21600 21600 0 21600 0 0 Z N"/>
          </draw:custom-shape>
          <draw:custom-shape draw:name="Rovnoramenný trojuholník 22" draw:style-name="gr17" draw:text-style-name="P11" draw:layer="layout" svg:width="0.352cm" svg:height="0.396cm" svg:x="9.322cm" svg:y="7.644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name="BlokTextu 238" draw:style-name="gr19" draw:text-style-name="P3" draw:layer="layout" svg:width="1.167cm" svg:height="0.793cm" svg:x="7.793cm" svg:y="9.443cm">
          <text:list text:style-name="L1">
            <text:list-header>
              <text:p text:style-name="P2"><text:span text:style-name="T3">11: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bdĺžnik 53" draw:style-name="gr20" draw:text-style-name="P11" draw:layer="layout" svg:width="0.397cm" svg:height="1.191cm" svg:x="2.306cm" svg:y="7.962cm">
          <text:p/>
          <draw:enhanced-geometry svg:viewBox="0 0 21600 21600" draw:type="rectangle" draw:enhanced-path="M 0 0 L 21600 0 21600 21600 0 21600 0 0 Z N"/>
        </draw:custom-shape>
        <draw:custom-shape draw:name="Rovnoramenný trojuholník 54" draw:style-name="gr17" draw:text-style-name="P11" draw:layer="layout" svg:width="0.397cm" svg:height="0.397cm" svg:x="2.306cm" svg:y="7.92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BlokTextu 271" draw:style-name="gr21" draw:text-style-name="P16" draw:layer="layout" svg:width="0.989cm" svg:height="0.793cm" svg:x="15.676cm" svg:y="8.16cm">
          <text:list text:style-name="L1">
            <text:list-header>
              <text:p text:style-name="P15"><text:span text:style-name="T8">A</text:span><text:span text:style-name="T8">L</text:span><text:span text:style-name="T8">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147" draw:style-name="gr22" draw:text-style-name="P16" draw:layer="layout" svg:width="2.594cm" svg:height="0.877cm" svg:x="15.201cm" svg:y="6.498cm">
          <text:list text:style-name="L1">
            <text:list-header>
              <text:p text:style-name="P15"><text:span text:style-name="T9">ALUControl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Rovná spojnica 64" draw:style-name="gr1" draw:text-style-name="P1" draw:layer="layout" svg:x1="10.591cm" svg:y1="7.644cm" svg:x2="10.596cm" svg:y2="6.824cm">
          <text:p/>
        </draw:line>
        <draw:custom-shape draw:name="BlokTextu 65" draw:style-name="gr23" draw:text-style-name="P16" draw:layer="layout" svg:width="3.03cm" svg:height="0.877cm" svg:x="9.21cm" svg:y="6.057cm">
          <text:list text:style-name="L1">
            <text:list-header>
              <text:p text:style-name="P15"><text:span text:style-name="T9">RegWrite = 1 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Rovná spojnica 191" draw:style-name="gr2" draw:text-style-name="P1" draw:layer="layout" svg:x1="24.531cm" svg:y1="9.064cm" svg:x2="24.527cm" svg:y2="16.737cm">
          <text:p/>
        </draw:line>
        <draw:line draw:name="Rovná spojnica 193" draw:style-name="gr2" draw:text-style-name="P1" draw:layer="layout" svg:x1="24.53cm" svg:y1="16.737cm" svg:x2="6.803cm" svg:y2="16.733cm">
          <text:p/>
        </draw:line>
        <draw:line draw:name="Rovná spojnica 80" draw:style-name="gr2" draw:text-style-name="P1" draw:layer="layout" svg:x1="4.277cm" svg:y1="12.935cm" svg:x2="5.481cm" svg:y2="12.922cm">
          <text:p/>
        </draw:line>
        <draw:line draw:name="Rovná spojnica 68_0" draw:style-name="gr2" draw:text-style-name="P1" draw:layer="layout" svg:x1="0.697cm" svg:y1="8.553cm" svg:x2="2.306cm" svg:y2="8.557cm">
          <text:p/>
        </draw:line>
        <draw:line draw:name="Rovná spojnica 66" draw:style-name="gr2" draw:text-style-name="P1" draw:layer="layout" svg:x1="3.302cm" svg:y1="8.557cm" svg:x2="3.297cm" svg:y2="12.129cm">
          <text:p/>
        </draw:line>
        <draw:line draw:name="Rovná spojnica 67" draw:style-name="gr2" draw:text-style-name="P1" draw:layer="layout" svg:x1="3.298cm" svg:y1="12.129cm" svg:x2="3.894cm" svg:y2="12.134cm">
          <text:p/>
        </draw:line>
        <draw:line draw:name="Rovná spojnica 69" draw:style-name="gr2" draw:text-style-name="P1" draw:layer="layout" svg:x1="3.298cm" svg:y1="13.717cm" svg:x2="3.894cm" svg:y2="13.721cm">
          <text:p/>
        </draw:line>
        <draw:line draw:name="Rovná spojnica 71" draw:style-name="gr2" draw:text-style-name="P1" draw:layer="layout" svg:x1="5.485cm" svg:y1="12.923cm" svg:x2="5.48cm" svg:y2="15.106cm">
          <text:p/>
        </draw:line>
        <draw:line draw:name="Rovná spojnica 74" draw:style-name="gr2" draw:text-style-name="P1" draw:layer="layout" svg:x1="0.719cm" svg:y1="15.115cm" svg:x2="0.697cm" svg:y2="8.553cm">
          <text:p/>
        </draw:line>
        <draw:custom-shape draw:name="BlokTextu 75" draw:style-name="gr24" draw:text-style-name="P10" draw:layer="layout" svg:width="1.017cm" svg:height="0.937cm" svg:x="2.375cm" svg:y="13.249cm">
          <text:list text:style-name="L2">
            <text:list-header>
              <text:p text:style-name="P8"><text:span text:style-name="T6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Voľná forma 76" draw:style-name="gr16" draw:text-style-name="P11" draw:layer="layout" svg:width="1.032cm" svg:height="2.461cm" svg:x="3.801cm" svg:y="11.666cm">
          <text:p/>
          <draw:enhanced-geometry svg:viewBox="0 0 371475 885825" draw:extrusion-allowed="true" draw:text-areas="0 0 371475 885825" draw:glue-points="0 0 371475 114300 361950 781050 9525 885825 0 504825 171450 457200 9525 390525 0 0" draw:type="mso-spt100" draw:enhanced-path="M 0 0 L 371475 114300 361950 781050 9525 885825 0 504825 171450 457200 9525 390525 0 0 Z N"/>
        </draw:custom-shape>
        <draw:custom-shape draw:name="BlokTextu 82" draw:style-name="gr25" draw:text-style-name="P7" draw:layer="layout" svg:width="2.128cm" svg:height="0.793cm" svg:x="1.088cm" svg:y="14.391cm">
          <text:list text:style-name="L1">
            <text:list-header>
              <text:p text:style-name="P6"><text:span text:style-name="T2">PCPlus4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Rovná spojnica 72" draw:style-name="gr2" draw:text-style-name="P1" draw:layer="layout" svg:x1="5.481cm" svg:y1="15.114cm" svg:x2="0.719cm" svg:y2="15.109cm">
          <text:p/>
        </draw:line>
        <draw:custom-shape draw:name="BlokTextu 77" draw:style-name="gr15" draw:text-style-name="P10" draw:layer="layout" svg:width="0.993cm" svg:height="0.963cm" svg:x="4.106cm" svg:y="12.46cm">
          <text:list text:style-name="L2">
            <text:list-header>
              <text:p text:style-name="P8"><text:span text:style-name="T10">+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Voľná forma 52_1" draw:style-name="gr26" draw:text-style-name="P18" draw:layer="layout" svg:width="3.069cm" svg:height="1.667cm" svg:x="8.565cm" svg:y="12.926cm">
          <text:list text:style-name="L2">
            <text:list-header>
              <text:p text:style-name="P17"><text:span text:style-name="T11">Imm decode</text:span></text:p>
            </text:list-header>
          </text:list>
          <draw:enhanced-geometry svg:viewBox="0 0 1104900 447675" draw:extrusion-allowed="true" draw:text-areas="0 0 1104900 447675" draw:glue-points="9525 447675 1095375 447675 1104900 0 0 219075 9525 447675" draw:type="mso-spt100" draw:enhanced-path="M 9525 447675 L 1095375 447675 1104900 0 0 219075 9525 447675 Z N"/>
        </draw:custom-shape>
        <presentation:notes draw:style-name="dp2">
          <draw:page-thumbnail draw:style-name="gr27" draw:layer="layout" svg:width="13.968cm" svg:height="10.476cm" svg:x="3.81cm" svg:y="2.123cm" draw:page-number="1" presentation:class="page"/>
          <draw:frame presentation:style-name="pr1" draw:text-style-name="P19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StarSymbol1" svg:font-family="StarSymbol" style:font-adornments="Regular" style:font-charset="x-symbol"/>
    <style:font-face style:name="Arial2" svg:font-family="Arial" style:font-pitch="variable" style:font-charset="x-symbol"/>
    <style:font-face style:name="DejaVu Sans3" svg:font-family="'DejaVu Sans'" style:font-pitch="variable" style:font-charset="x-symbol"/>
    <style:font-face style:name="OpenSymbol" svg:font-family="OpenSymbol" style:font-pitch="variable" style:font-charset="x-symbol"/>
    <style:font-face style:name="StarSymbol2" svg:font-family="StarSymbol" style:font-pitch="variable" style:font-charset="x-symbol"/>
    <style:font-face style:name="Arial6" svg:font-family="Arial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DejaVu Sans2" svg:font-family="'DejaVu Sans'" style:font-family-generic="system" style:font-pitch="variable" style:font-charset="x-symbol"/>
    <style:font-face style:name="Arial3" svg:font-family="Arial" style:font-family-generic="swiss"/>
    <style:font-face style:name="Arial5" svg:font-family="Arial" style:font-adornments="Normal" style:font-family-generic="swiss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DejaVu Sans Mono1" svg:font-family="'DejaVu Sans Mono'" style:font-family-generic="modern" style:font-pitch="variable"/>
    <style:font-face style:name="Arial4" svg:font-family="Arial" style:font-family-generic="roman" style:font-pitch="variable"/>
    <style:font-face style:name="DejaVu Sans5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DejaVu Sans4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APO_20_2" draw:display-name="Gradient APO 2" draw:style="axial" draw:start-color="#99ccff" draw:end-color="#83afdb" draw:start-intensity="100%" draw:end-intensity="100%" draw:angle="0" draw:border="0%"/>
    <draw:gradient draw:name="Gradient_20_APO_20_Footer" draw:display-name="Gradient APO Footer" draw:style="axial" draw:start-color="#3366ff" draw:end-color="#182f76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Arrowheads_20_1" draw:display-name="Arrowheads 1" svg:viewBox="0 0 315 315" svg:d="M158 0l157 287-47 28-110-202-111 202-47-28z"/>
    <draw:marker draw:name="Arrowheads_20_71" draw:display-name="Arrowheads 71" svg:viewBox="0 0 315 315" svg:d="M158 0l157 287-47 28-110-202-111 202-47-28z"/>
    <draw:marker draw:name="msArrowEnd_20_9" draw:display-name="msArrowEnd 9" svg:viewBox="0 0 350 350" svg:d="M175 0l175 350h-350z"/>
    <draw:marker draw:name="msArrowOpenEnd_20_5" draw:display-name="msArrowOpenEnd 5" svg:viewBox="0 0 315 315" svg:d="M158 0l157 287-47 28-110-202-111 202-47-28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6cm" draw:distance="0.026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25cm" svg:stroke-color="#000000" draw:marker-start-width="0.356cm" draw:marker-start-center="false" draw:marker-end-width="0.356cm" draw:marker-end-center="false" draw:fill="none" draw:fill-color="#99ccff" draw:fill-gradient-name="Gradient_20_11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4" fo:font-family="Arial" style:font-family-generic="roman" style:font-pitch="variable" fo:font-size="18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18pt" style:font-style-asian="normal" style:font-weight-asian="normal" style:font-name-complex="DejaVu Sans4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2" draw:fill="none" draw:fill-gradient-name="Gradient_20_10" draw:fill-hatch-name="Hatch_20_1" draw:fill-image-name="Bitmape_20_1"/>
      <style:text-properties fo:font-size="32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draw:stroke-dash="Dashed_20__28_var_29__20_2" svg:stroke-width="0.05cm" draw:fill-color="#ffcc99" draw:fill-gradient-name="Gradient_20_10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2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heading_20_4" style:display-name="heading 4" style:family="graphic">
      <style:paragraph-properties fo:margin-top="0.746cm" fo:margin-bottom="0.374cm" style:text-autospace="none"/>
      <style:text-properties style:font-name="Times New Roman" fo:font-family="'Times New Roman'" style:font-family-generic="roman" style:font-pitch="variable" fo:font-size="12pt" fo:language="en" fo:country="US" fo:font-weight="bold" style:language-asian="en" style:country-asian="US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Heading" style:display-name="Table Heading" style:family="graphic">
      <style:paragraph-properties fo:text-align="center" style:text-autospace="none"/>
      <style:text-properties fo:font-size="12pt" fo:language="en" fo:country="US" fo:font-weight="bold" style:language-asian="en" style:country-asian="US" style:font-size-complex="12pt" style:font-weight-complex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ejaVu Sans4" style:font-family-complex="'DejaVu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4" fo:font-family="Arial" style:font-family-generic="roman" style:font-pitch="variable" fo:font-size="20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20pt" style:font-style-asian="normal" style:font-weight-asian="normal" style:font-name-complex="DejaVu Sans4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text-indent="0cm"/>
      <style:text-properties style:use-window-font-color="true" style:text-outline="false" style:text-line-through-style="none" style:text-line-through-type="none" style:font-name="Arial4" fo:font-family="Arial" style:font-family-generic="roman" style:font-pitch="variable" fo:font-size="24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32pt" style:font-style-asian="normal" style:font-weight-asian="normal" style:font-name-complex="DejaVu Sans4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203cm"/>
      <style:text-properties fo:font-size="22pt" style:font-size-asian="28pt" style:font-size-complex="28pt"/>
    </style:style>
    <style:style style:name="Default-outline3" style:family="presentation" style:parent-style-name="Default-outline2">
      <style:paragraph-properties fo:margin-top="0cm" fo:margin-bottom="0.20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4" fo:font-family="Arial" style:font-family-generic="roman" style:font-pitch="variable" fo:font-size="32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32pt" style:font-style-asian="normal" style:font-weight-asian="normal" style:font-name-complex="DejaVu Sans4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gradient" draw:fill-gradient-name="Gradient_20_APO_20_2" draw:fill-image-width="0cm" draw:fill-image-height="0cm" draw:textarea-vertical-align="middle" fo:padding-top="0.127cm" fo:padding-bottom="0.127cm" fo:padding-left="0.254cm" fo:padding-right="0.254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4" fo:font-family="Arial" style:font-family-generic="roman" style:font-pitch="variable" fo:font-size="24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32pt" style:font-style-asian="normal" style:font-weight-asian="normal" style:font-name-complex="DejaVu Sans4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O-english-odp-background" style:family="presentation">
      <style:graphic-properties draw:stroke="none" draw:fill="none"/>
      <style:text-properties style:letter-kerning="true"/>
    </style:style>
    <style:style style:name="APO-english-odp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PO-english-odp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4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26.3999996185303pt" style:font-style-asian="normal" style:font-weight-asian="normal" style:font-name-complex="DejaVu Sans4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PO-english-odp-outline1" style:family="presentation">
      <style:graphic-properties draw:stroke="none" draw:fill="none" draw:auto-grow-height="false" draw:fit-to-size="shrink-to-fit" style:shrink-to-fit="true">
        <text:list-style style:name="APO-english-od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text-indent="0cm"/>
      <style:text-properties style:use-window-font-color="true" style:text-outline="false" style:text-line-through-style="none" style:text-line-through-type="none" style:font-name="Arial4" fo:font-family="Arial" style:font-family-generic="roman" style:font-pitch="variable" fo:font-size="24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32pt" style:font-style-asian="normal" style:font-weight-asian="normal" style:font-name-complex="DejaVu Sans4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O-english-odp-outline2" style:family="presentation" style:parent-style-name="APO-english-odp-outline1">
      <style:paragraph-properties fo:margin-left="0cm" fo:margin-right="0cm" fo:margin-top="0cm" fo:margin-bottom="0.203cm" fo:text-indent="0cm"/>
      <style:text-properties fo:font-size="22pt" style:font-size-asian="28pt" style:font-size-complex="28pt"/>
    </style:style>
    <style:style style:name="APO-english-odp-outline3" style:family="presentation" style:parent-style-name="APO-english-odp-outline2">
      <style:paragraph-properties fo:margin-left="0cm" fo:margin-right="0cm" fo:margin-top="0cm" fo:margin-bottom="0.203cm" fo:text-indent="0cm"/>
      <style:text-properties fo:font-size="24pt" style:font-size-asian="24pt" style:font-size-complex="24pt"/>
    </style:style>
    <style:style style:name="APO-english-odp-outline4" style:family="presentation" style:parent-style-name="APO-english-odp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PO-english-odp-outline5" style:family="presentation" style:parent-style-name="APO-english-odp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6" style:family="presentation" style:parent-style-name="APO-english-odp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7" style:family="presentation" style:parent-style-name="APO-english-odp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8" style:family="presentation" style:parent-style-name="APO-english-odp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9" style:family="presentation" style:parent-style-name="APO-english-odp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subtitle" style:family="presentation">
      <style:graphic-properties draw:stroke="none" draw:fill="none" draw:textarea-vertical-align="middle">
        <text:list-style style:name="APO-english-odp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4" fo:font-family="Arial" style:font-family-generic="roman" style:font-pitch="variable" fo:font-size="32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32pt" style:font-style-asian="normal" style:font-weight-asian="normal" style:font-name-complex="DejaVu Sans4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O-english-odp-title" style:family="presentation">
      <style:graphic-properties draw:stroke="none" draw:fill="gradient" draw:fill-gradient-name="Gradient_20_APO_20_2" draw:fill-image-width="0cm" draw:fill-image-height="0cm" draw:textarea-vertical-align="middle" fo:padding-top="0.127cm" fo:padding-bottom="0.127cm" fo:padding-left="0.254cm" fo:padding-right="0.254cm">
        <text:list-style style:name="APO-english-odp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4" fo:font-family="Arial" style:font-family-generic="roman" style:font-pitch="variable" fo:font-size="24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32pt" style:font-style-asian="normal" style:font-weight-asian="normal" style:font-name-complex="DejaVu Sans4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APO-english-odp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APO-english-odp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4.004cm" svg:height="1.702cm" svg:x="0.698cm" svg:y="0.838cm" presentation:class="title" presentation:placeholder="true">
        <draw:text-box/>
      </draw:frame>
      <draw:frame presentation:style-name="Default-outline1" draw:layer="backgroundobjects" svg:width="22.859cm" svg:height="11.049cm" svg:x="1.271cm" svg:y="2.921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PO-english-odp" style:page-layout-name="PM1" draw:style-name="Mdp1">
      <office:forms form:automatic-focus="false" form:apply-design-mode="false"/>
      <draw:frame presentation:style-name="APO-english-odp-title" draw:layer="backgroundobjects" svg:width="24.004cm" svg:height="1.702cm" svg:x="0.698cm" svg:y="0.838cm" presentation:class="title" presentation:placeholder="true">
        <draw:text-box/>
      </draw:frame>
      <draw:frame presentation:style-name="APO-english-odp-outline1" draw:layer="backgroundobjects" svg:width="22.859cm" svg:height="11.049cm" svg:x="1.271cm" svg:y="2.921cm" presentation:class="outline" presentation:placeholder="true">
        <draw:text-box/>
      </draw:frame>
      <presentation:notes style:page-layout-name="PM0">
        <draw:page-thumbnail presentation:style-name="APO-english-odp-title" draw:layer="backgroundobjects" svg:width="13.968cm" svg:height="10.476cm" svg:x="3.81cm" svg:y="2.122cm" presentation:class="page"/>
        <draw:frame presentation:style-name="APO-english-odp-notes" draw:layer="backgroundobjects" svg:width="17.271cm" svg:height="12.572cm" svg:x="2.159cm" svg:y="13.27cm" presentation:class="notes" presentation:placeholder="true">
          <draw:text-box/>
        </draw:frame>
        <draw:frame presentation:style-name="Mpr3" draw:text-style-name="MP2" draw:layer="backgroundobjects" svg:width="9.37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7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7cm" svg:height="1.396cm" svg:x="0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7cm" svg:height="1.396cm" svg:x="12.219cm" svg:y="26.542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1-03-29T18:02:47</meta:creation-date>
    <meta:editing-duration>P2DT11H13S</meta:editing-duration>
    <meta:editing-cycles>272</meta:editing-cycles>
    <meta:generator>LibreOffice/6.4.7.2$Linux_X86_64 LibreOffice_project/40$Build-2</meta:generator>
    <dc:date>2022-12-15T15:45:31.803280350</dc:date>
    <dc:description>https://cw.fel.cvut.cz/wiki/courses/b35apo/start</dc:description>
    <dc:subject>B35APO - Computer Architectures</dc:subject>
    <dc:title>Central Processing Unit (CPU)</dc:title>
    <meta:document-statistic meta:object-count="98"/>
  </office:meta>
</office:document-meta>
</file>